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right" style:position="2.7562in"/>
          <style:tab-stop style:type="center" style:position="4.725in"/>
        </style:tab-stops>
      </style:paragraph-properties>
    </style:style>
    <style:style style:name="P2" style:parent-style-name="Normal" style:family="paragraph">
      <style:paragraph-properties>
        <style:tab-stops>
          <style:tab-stop style:type="right" style:position="2.7562in"/>
          <style:tab-stop style:type="center" style:position="4.725in"/>
        </style:tab-stops>
      </style:paragraph-properties>
    </style:style>
    <style:style style:name="P3" style:parent-style-name="Normal" style:family="paragraph">
      <style:paragraph-properties>
        <style:tab-stops>
          <style:tab-stop style:type="right" style:position="2.7562in"/>
          <style:tab-stop style:type="center" style:position="4.725in"/>
        </style:tab-stops>
      </style:paragraph-properties>
    </style:style>
    <style:style style:name="P4" style:parent-style-name="Normal" style:family="paragraph">
      <style:paragraph-properties>
        <style:tab-stops>
          <style:tab-stop style:type="right" style:position="2.7562in"/>
          <style:tab-stop style:type="center" style:position="4.725in"/>
        </style:tab-stops>
      </style:paragraph-properties>
    </style:style>
    <style:style style:name="P5" style:parent-style-name="Normal" style:family="paragraph">
      <style:paragraph-properties>
        <style:tab-stops>
          <style:tab-stop style:type="right" style:position="2.7562in"/>
          <style:tab-stop style:type="center" style:position="4.725in"/>
        </style:tab-stops>
      </style:paragraph-properties>
    </style:style>
  </office:automatic-styles>
  <office:body>
    <office:text text:use-soft-page-breaks="true">
      <text:p text:style-name="P1">María López<text:s/><text:tab/>32 años<text:s/><text:tab/>Cine fantástico</text:p>
      <text:p text:style-name="P2">Ramón Fernández<text:s/><text:tab/>41 años<text:s/><text:tab/>Teatro musical</text:p>
      <text:p text:style-name="P3">Lola Gómez<text:s/><text:tab/>57 años<text:s/><text:tab/>Poesía</text:p>
      <text:p text:style-name="P4">Fatima AL-lauchi<text:s/><text:tab/>29 años<text:s/><text:tab/>Expresión plástica</text:p>
      <text:p text:style-name="P5">Roberto Córdoba<text:s/><text:tab/>45 años<text:s/><text:tab/>Lectura históric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NTSE</meta:initial-creator>
    <dc:creator>MONTSE</dc:creator>
    <meta:creation-date>2015-08-14T22:47:00Z</meta:creation-date>
    <dc:date>2015-08-14T22:47:00Z</dc:date>
    <meta:template xlink:href="Normal" xlink:type="simple"/>
    <meta:editing-cycles>2</meta:editing-cycles>
    <meta:editing-duration>PT0S</meta:editing-duration>
    <meta:document-statistic meta:page-count="1" meta:paragraph-count="1" meta:word-count="30" meta:character-count="196" meta:row-count="1" meta:non-whitespace-character-count="167"/>
  </office:meta>
</office:document-meta>
</file>